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style="italic" officeooo:rsid="00208b52" officeooo:paragraph-rsid="00208b52" style:font-style-asian="italic" style:font-style-complex="italic"/>
    </style:style>
    <style:style style:name="P3" style:family="paragraph" style:parent-style-name="Standard">
      <style:paragraph-properties fo:line-height="200%"/>
      <style:text-properties fo:font-style="italic" style:font-style-asian="italic" style:font-style-complex="italic"/>
    </style:style>
    <style:style style:name="P4" style:family="paragraph" style:parent-style-name="Standard">
      <style:paragraph-properties fo:line-height="200%"/>
      <style:text-properties fo:font-style="normal" officeooo:rsid="0023f23a" officeooo:paragraph-rsid="0023f23a" style:font-style-asian="normal" style:font-style-complex="normal"/>
    </style:style>
    <style:style style:name="T1" style:family="text">
      <style:text-properties officeooo:rsid="001fb548"/>
    </style:style>
    <style:style style:name="T2" style:family="text">
      <style:text-properties officeooo:rsid="00208b52"/>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The Book of Psalms written by King David in the Bible is one of the oldest poems to ever exist, and it is a classic among those who adhere to the Jewish and Christian faiths. Written in a time of struggle in Ancient Israel, the </text:span><text:span text:style-name="T2">collection of 150 poems </text:span><text:span text:style-name="T1">not only depicts themes of happiness, worship, and thanksgiving, but also themes of sorrow and repentance. Despite being so old, the Psalms have stood the test of time, and to this day remains one of the most influential works that worshippers of the Abrahamic faith read for encouragement, prayer, intellectual purposes, and devotion to their faith.</text:span></text:p>
      <text:p text:style-name="P1"><text:tab/><text:span text:style-name="T2">One of the key elements in the Book of Psalms is trusting in God’s sovereignty and relying on God in hard times. Psalms 29, for example, depicts God using his voice to thunder over the waters and breaking down the Cedars of Lebanon. Additionally, Psalms 46 attributes refuge to trusting in the Lord and relying on him to enable us with strength. The strong use of language through metaphorical imagery induces an awe in the reader which keeps them at the edge of their seat, curious about what the next poem brings. The book of Psalms also depicts themes of sorrow and forgiveness. For example, in Psalms 51, David repents to God for committing adultery and prays for his soul to be renewed and made pure again. </text:span></text:p>
      <text:p text:style-name="P1"><text:tab/><text:span text:style-name="T2">In Psalms 100, David calls upon all followers of the Lord to “make a joyful noise unto the Lord” which is a verse regarding giving thanks to God for his faithfulness to humanity, and mainly the mercy that he granted us. This poem depicts one of the key themes of God’s forgiveness, which many draw connections to John 3:16 where God is said to have loved the world so much that he gave his one and only begotten son that we may be saved from the eternal fires of hell. </text:span></text:p>
      <text:p text:style-name="P1"><text:tab/><text:span text:style-name="T2">In conclusion, the Book of Psalms is a beautiful collection of 150 Biblical poems that express the key themes of thanksgiving, confession, and relying on the Lord for wisdom and strength. It has been a source of refuge and prayer for those who adhere to the Christian and Jewish faith, and it remains a classic in the realm of poetic literature as it offers a somewhat of a framework for believers to express their love and thanksgiving to their creator.</text:span></text:p>
      <text:p text:style-name="P1"/>
      <text:p text:style-name="P4"><text:soft-page-break/>Works Cited</text:p>
      <text:p text:style-name="P2">Book of Psalm. <text:span text:style-name="T3">KJV</text:span></text:p>
      <text:p text:style-name="P3"><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0:16:14.128582417</meta:creation-date>
    <dc:date>2023-05-08T12:05:33.924865655</dc:date>
    <meta:editing-duration>PT33M31S</meta:editing-duration>
    <meta:editing-cycles>3</meta:editing-cycles>
    <meta:generator>LibreOffice/7.5.1.2$Linux_X86_64 LibreOffice_project/50$Build-2</meta:generator>
    <meta:document-statistic meta:table-count="0" meta:image-count="0" meta:object-count="0" meta:page-count="2" meta:paragraph-count="7" meta:word-count="408" meta:character-count="2271" meta:non-whitespace-character-count="1862"/>
  </office:meta>
</office:document-meta>
</file>